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rts Mill Goudy" svg:font-family="'Sorts Mill Goudy', Georgia, '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Georgia"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4d4e4e" style:font-name="Georgia" fo:font-size="12pt" fo:letter-spacing="normal" style:font-name-asian="Helvetica" style:font-size-asian="12pt" style:font-name-complex="Helvetica" style:font-size-complex="12pt"/>
    </style:style>
    <style:style style:name="P3"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Georgia" fo:font-size="12pt" style:font-name-asian="Helvetica" style:font-size-asian="12pt" style:font-name-complex="Helvetica" style:font-size-complex="12pt"/>
    </style:style>
    <style:style style:name="T1" style:family="text">
      <style:text-properties fo:font-style="italic" style:font-style-asian="italic" style:font-style-complex="italic"/>
    </style:style>
    <style:style style:name="T2" style:family="text">
      <style:text-properties style:font-name="Sorts Mill Goudy" fo:font-size="10.1999998092651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refore the Lord God sent him forth from the garden of Eden, to till the ground from whence he was taken. So he drove out the man; and he placed at the east of the garden of Eden Cherubims, and a flaming sword which turned every way, to keep the way of the tree of life."</text:span> </text:p>
      <text:p text:style-name="P1"><text:s text:c="2"/>Genesis 3:23-24</text:p>
      <text:p text:style-name="P1"/>
      <text:p text:style-name="P1"/>
      <text:p text:style-name="P2">“<text:span text:style-name="T2">I am happy nowhere else, and in no other society, and all my wishes end, where I hope my days will end, at Monticello. Too many scenes of happiness mingle themselves with all the recollections of my native woods and fields to suffer them to be supplanted in my affection by any other.” <text:s/>Thomas Jeffer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rts Mill Goudy" svg:font-family="'Sorts Mill Goudy', Georgia, '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Krush</meta:initial-creator>
    <meta:creation-date>2017-11-14T19:57:37</meta:creation-date>
    <meta:generator>OpenOffice/4.1.3$Unix OpenOffice.org_project/413m1$Build-9783</meta:generator>
    <meta:document-statistic meta:table-count="0" meta:image-count="0" meta:object-count="0" meta:page-count="1" meta:paragraph-count="3" meta:word-count="114" meta:character-count="596"/>
    <dc:date>2017-11-14T20:11:01</dc:date>
    <dc:creator>Paul Krush</dc:creator>
    <meta:editing-duration>PT13M24S</meta:editing-duration>
    <meta:editing-cycles>1</meta:editing-cycles>
  </office:meta>
</office:document-meta>
</file>